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A. S. Solomon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9 [?] 1875</text:p>
      <text:p text:style-name="P6">Month<text:tab/><text:tab/><text:tab/><text:tab/><text:tab/><text:tab/></text:p>
      <text:p text:style-name="P6">Year<text:tab/><text:tab/><text:tab/><text:tab/><text:tab/><text:tab/>1875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</text:p>
      <text:p text:style-name="P6">State<text:tab/><text:tab/><text:tab/>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SOLOMONS &amp; CHAPMAN,/</text:span></text:p>
      <text:p text:style-name="P3"><text:span text:style-name="T1">Agts., Lawrence's “Pure Linen” Papers, &amp;c.,/</text:span></text:p>
      <text:p text:style-name="P3"><text:span text:style-name="T1">SUCCESSORS TO PHILP &amp; SOLOMONS,/</text:span></text:p>
      <text:p text:style-name="P3"><text:span text:style-name="T1">METROPOLITAN BOOKSTORE,/</text:span></text:p>
      <text:p text:style-name="P4"><text:span text:style-name="T1">Washington, [?]. 9</text:span><text:span text:style-name="T2">th</text:span><text:span text:style-name="T1"> 1875/</text:span></text:p>
      <text:p text:style-name="P2"><text:span text:style-name="T1">Rev. S. Morais/</text:span></text:p>
      <text:p text:style-name="P2"><text:span text:style-name="T1"><text:tab/>My dear Sir:/</text:span></text:p>
      <text:p text:style-name="P2"><text:span text:style-name="T1"><text:tab/><text:tab/>Your esteemed favor/ of the 3d inst. with enclo-/sure from Mr. Sulzberger/ came duly to hand, and/ herewith I enclose Mr. S's/ letter and my reply which/ I have to ask you to read,/ and I trust you will pardon/ me—as I am so hard press-/ed in my engagements—if you/ will please accept it as an/ answer to your valued letter/ on the same subject./</text:span></text:p>
      <text:p text:style-name="P2"><text:span text:style-name="T1"><text:tab/>Hoping you are well, and/ with regards, I am,/</text:span></text:p>
      <text:p text:style-name="P2"><text:span text:style-name="T1"><text:tab/><text:tab/><text:tab/><text:tab/><text:tab/><text:tab/>yours truly/</text:span></text:p>
      <text:p text:style-name="P2"><text:span text:style-name="T1"><text:tab/><text:tab/><text:tab/><text:tab/><text:tab/><text:tab/>A. S. Solomons/</text:span></text:p>
      <text:p text:style-name="P2"><text:span text:style-name="T1">[Note: The following is written sideways on the left side of the page.]</text:span></text:p>
      <text:p text:style-name="P2"><text:span text:style-name="T1">I have read your introductory remarks in the “Record” and look/ for your promised plan with much intere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3:19:33</meta:creation-date>
    <dc:date>2009-05-26T13:24:29</dc:date>
    <dc:language>en-US</dc:language>
    <meta:editing-cycles>2</meta:editing-cycles>
    <meta:editing-duration>PT4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298" meta:character-count="2043"/>
  </office:meta>
</office:document-meta>
</file>